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angal1" svg:font-family="Mangal"/>
    <style:font-face style:name="Noto Serif" svg:font-family="'Noto Serif'" style:font-family-generic="roman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1" fo:font-size="9pt" fo:font-weight="bold" officeooo:rsid="0005b6e9" officeooo:paragraph-rsid="0005fc01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Liberation Sans1"/>
    </style:style>
    <style:style style:name="P3" style:family="paragraph" style:parent-style-name="Heading_20_1">
      <style:text-properties officeooo:paragraph-rsid="0009b9d1"/>
    </style:style>
    <style:style style:name="P4" style:family="paragraph" style:parent-style-name="Heading_20_1">
      <style:text-properties officeooo:rsid="0009b9d1" officeooo:paragraph-rsid="000b4e19"/>
    </style:style>
    <style:style style:name="P5" style:family="paragraph" style:parent-style-name="Standard">
      <style:text-properties style:font-name="Liberation Sans1" officeooo:rsid="002a2b8f" officeooo:paragraph-rsid="002a2b8f"/>
    </style:style>
    <style:style style:name="P6" style:family="paragraph" style:parent-style-name="Standard">
      <style:text-properties style:font-name="Liberation Sans1" fo:font-style="normal" officeooo:rsid="0013219c" officeooo:paragraph-rsid="002a2b8f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02c2190"/>
    </style:style>
    <style:style style:name="P8" style:family="paragraph" style:parent-style-name="Standard">
      <style:text-properties officeooo:paragraph-rsid="002c2190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70cd4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fo:font-size="18.2000007629395pt" fo:font-weight="bold" officeooo:rsid="000a147e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Liberation Sans1" fo:font-size="18.2000007629395pt" fo:font-weight="bold" officeooo:rsid="0009b9d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Liberation Sans1" fo:font-size="18.2000007629395pt" fo:font-weight="bold" officeooo:rsid="000b4e1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Liberation Sans1" fo:font-size="18.2000007629395pt" style:text-underline-style="solid" style:text-underline-width="auto" style:text-underline-color="font-color" fo:font-weight="bold" officeooo:rsid="0009b9d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Liberation Sans1" officeooo:rsid="0021ed39"/>
    </style:style>
    <style:style style:name="T11" style:family="text">
      <style:text-properties officeooo:rsid="000a147e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72dc6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09b9d1" style:font-size-asian="10.5pt" style:font-weight-asian="normal" style:font-size-complex="12pt" style:font-weight-complex="normal"/>
    </style:style>
    <style:style style:name="T15" style:family="text">
      <style:text-properties style:text-underline-style="solid" style:text-underline-width="auto" style:text-underline-color="font-color" officeooo:rsid="000b4e19"/>
    </style:style>
    <style:style style:name="T16" style:family="text">
      <style:text-properties officeooo:rsid="000b4e19"/>
    </style:style>
    <style:style style:name="T17" style:family="text">
      <style:text-properties style:font-name-asian="Microsoft YaHei" style:font-name-complex="Mangal"/>
    </style:style>
    <style:style style:name="T18" style:family="text">
      <style:text-properties officeooo:rsid="000b4e19" style:font-name-asian="Microsoft YaHei" style:font-name-complex="Mang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c2190" style:font-style-asian="italic" style:font-style-complex="italic"/>
    </style:style>
    <style:style style:name="T21" style:family="text">
      <style:text-properties fo:font-style="italic" officeooo:rsid="002a2b8f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c2190" style:font-style-asian="normal" style:font-style-complex="normal"/>
    </style:style>
    <style:style style:name="T24" style:family="text">
      <style:text-properties fo:font-style="normal" officeooo:rsid="002d076c" style:font-style-asian="normal" style:font-style-complex="normal"/>
    </style:style>
    <style:style style:name="T25" style:family="text">
      <style:text-properties officeooo:rsid="0029269b"/>
    </style:style>
    <style:style style:name="T26" style:family="text">
      <style:text-properties officeooo:rsid="002a2b8f"/>
    </style:style>
    <style:style style:name="T27" style:family="text">
      <style:text-properties style:font-name="Liberation Sans" fo:font-style="normal" officeooo:rsid="002c2190" style:font-style-asian="normal" style:font-style-complex="normal"/>
    </style:style>
    <style:style style:name="T28" style:family="text">
      <style:text-properties style:font-name="Noto Serif" fo:font-style="normal" officeooo:rsid="002d076c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6">Bestudeer de</text:span><text:span text:style-name="T11"> video</text:span> van <text:span text:style-name="T7">de </text:span><text:span text:style-name="T9">volgende</text:span><text:span text:style-name="T7"> les</text:span><text:span text:style-name="T8"> geheel</text:span><text:span text:style-name="T7">:</text:span></text:h>
      <text:h text:style-name="Heading_20_2" text:outline-level="2"><text:span text:style-name="T25">Modules: (ont)koppeling en cohesie</text:span></text:h>
      <text:p text:style-name="P2"><text:span text:style-name="T13">E</text:span><text:span text:style-name="T12">xperimenteer </text:span><text:span text:style-name="T14">zelfstandig </text:span><text:span text:style-name="T12">met de</text:span><text:span text:style-name="T14"> daarin behandelde</text:span><text:span text:style-name="T12"> voorbeeld</text:span><text:span text:style-name="T14">-programma’s. Een link naar de broncode daarvan staat onder de video. In de volgende les kun je hierover vragen stellen.</text:span></text:p>
      <text:h text:style-name="P4" text:outline-level="1"><text:span text:style-name="T16">Opgaven bij de </text:span><text:span text:style-name="T15">huidige</text:span><text:span text:style-name="T16"> les:</text:span></text:h>
      <text:p text:style-name="P2"><text:span text:style-name="T16">In te leveren</text:span> <text:span text:style-name="T16">uiterlijk</text:span> 2 dagen v<text:span text:style-name="T17">óór de volgende les</text:span><text:span text:style-name="T18">.</text:span></text:p>
      <text:h text:style-name="Heading_20_2" text:outline-level="2">Niveau 1</text:h>
      <text:p text:style-name="P5">Maak een programma dat een race tussen twee of meer auto’s simuleert. Elke auto is een object van klasse <text:span text:style-name="T19">Car</text:span><text:span text:style-name="T22">.</text:span></text:p>
      <text:p text:style-name="P5"><text:span text:style-name="T22"/></text:p>
      <text:p text:style-name="P5"><text:span text:style-name="T22">Onveranderlijke eigenschappen, meegegeven aan de constructor en opgeborgen in fields (instance variables) zijn: </text:span><text:span text:style-name="T19">brand</text:span><text:span text:style-name="T22"> (merk), </text:span><text:span text:style-name="T19">accelation</text:span><text:span text:style-name="T20"> </text:span><text:span text:style-name="T23">(versnelling [</text:span><text:span text:style-name="T22">m/s</text:span><text:span text:style-name="T27">²])</text:span><text:span text:style-name="T22"> en </text:span><text:span text:style-name="T19">maxSpeed</text:span><text:span text:style-name="T22"> (maximale snelheid</text:span><text:span text:style-name="T23"> [</text:span><text:span text:style-name="T22">m/s</text:span><text:span text:style-name="T23">]</text:span><text:span text:style-name="T22"> ).</text:span></text:p>
      <text:p text:style-name="P5"><text:span text:style-name="T22"/></text:p>
      <text:p text:style-name="P5"><text:span text:style-name="T22">Veranderlijke fields zijn </text:span><text:span text:style-name="T19">speed</text:span><text:span text:style-name="T22"> en </text:span><text:span text:style-name="T19">position</text:span><text:span text:style-name="T22">. Zie opgave in de les voor hoe je deze fields berekent.</text:span></text:p>
      <text:p text:style-name="P5"><text:span text:style-name="T22"/></text:p>
      <text:p text:style-name="P5"><text:span text:style-name="T22">Een </text:span><text:span text:style-name="T19">Car</text:span><text:span text:style-name="T22"> heeft de method </text:span><text:span text:style-name="T19">drive</text:span><text:span text:style-name="T22"> met parameter </text:span><text:span text:style-name="T19">deltaTime</text:span><text:span text:style-name="T22">. In <text:s/>deze method worden snelheid en positie aangepast. Daarnaast kan elke auto z’n positie rapporteren.</text:span></text:p>
      <text:p text:style-name="P5"><text:span text:style-name="T22"/></text:p>
      <text:p text:style-name="P5"><text:span text:style-name="T22">Start een eindeloze </text:span><text:span text:style-name="T19">while</text:span><text:span text:style-name="T22">-lus buiten de klasse minimaal twee auto’s, laat ze met maximale snelheid accelereren</text:span><text:span text:style-name="T23"> door in elke iteratie van elke auto </text:span><text:span text:style-name="T20">drive </text:span><text:span text:style-name="T23">aan te roepen</text:span><text:span text:style-name="T22"> en druk merk, snelheid en positie steeds af, voor alle auto’s naast elkaar. Op die manier ontstaat een tabel op je scherm met voor elke auto drie kolommen.</text:span></text:p>
      <text:p text:style-name="P5"><text:span text:style-name="T22"/></text:p>
      <text:p text:style-name="P5"><text:span text:style-name="T22">Zorg dat </text:span><text:span text:style-name="T19">deltaTime</text:span><text:span text:style-name="T22"> de ECHTE verstreken kloktijd tussen twee calls naar drive is. Gebruik de </text:span><text:span text:style-name="T19">time</text:span><text:span text:style-name="T22"> module om dit te bewerkstelligen. </text:span><text:span text:style-name="T24">Bestudeer zelfstandig de ‘offici</text:span><text:span text:style-name="T28">ë</text:span><text:span text:style-name="T24">le’ Python docs voor de werking van deze module. </text:span><text:span text:style-name="T22">Gebruik alleen modules die bij de standaard Python distributie zitten. Gebruik GEEN timers</text:span><text:span text:style-name="T23">, game libraries etc.</text:span></text:p>
      <text:h text:style-name="Heading_20_2" text:outline-level="2">Niveau 2</text:h>
      <text:p text:style-name="P6">H<text:span text:style-name="T26">etzelfde als bij niveau 1, maar nu met een visualisatie met behulp van de </text:span><text:span text:style-name="T21">turle</text:span><text:span text:style-name="T26"> library. De weg bestaat uit twee evenwijdige lijnen. De auto’s zijn verschillend gekleurde blokjes. Geef de gewenste kleur mee aan de constructor van de auto. Kijk als voorbereiding nog eens naar de</text:span><text:span text:style-name="T21"> turtle</text:span><text:span text:style-name="T26">-voorbeeldcode bij les 1.</text:span></text:p>
      <text:h text:style-name="Heading_20_2" text:outline-level="2">Niveau 3</text:h>
      <text:p text:style-name="P8"><text:span text:style-name="T10">H</text:span><text:span text:style-name="T5">etzelfde als bij niveau 1, maar nu multi-threaded. Elke auto heeft eigen thread en z’n eigen while loop, die dit <text:s/>maal onderdeel uitmaakt van de drive method. Een aparte thread schrijft ca. 2x per seconde de resultaten naar het scherm. Als optioneel extra: Maak ook hierbij een visualisatie <text:s/>met een weg en met de auto’s als blokjes of iets mooiers.</text:span></text:p>
      <text:p text:style-name="P7"><text:span text:style-name="T5">--//--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angal1" svg:font-family="Mangal"/>
    <style:font-face style:name="Noto Serif" svg:font-family="'Noto Serif'" style:font-family-generic="roman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1" fo:font-size="9pt" fo:font-weight="bold" officeooo:rsid="0005b6e9" officeooo:paragraph-rsid="0005fc01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070cd4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6in" fo:margin-bottom="0.6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5.2$Linux_X86_64 LibreOffice_project/30$Build-2</meta:generator>
    <dc:date>2020-06-04T14:26:13.631276022</dc:date>
    <meta:editing-duration>PT2H11M38S</meta:editing-duration>
    <meta:editing-cycles>23</meta:editing-cycles>
    <meta:document-statistic meta:table-count="0" meta:image-count="0" meta:object-count="0" meta:page-count="1" meta:paragraph-count="18" meta:word-count="369" meta:character-count="2288" meta:non-whitespace-character-count="1937"/>
  </office:meta>
</office:document-meta>
</file>